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9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563.276196769">
            <text:p>￥108,5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528">
            <text:p>59,52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9528">
            <text:p>￥59,5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528">
            <text:p>59528</text:p>
          </table:table-cell>
          <table:table-cell table:style-name="ce28"/>
          <table:table-cell table:style-name="ce34" table:formula="of:=SUM([.I3:.I6])" office:value-type="currency" office:currency="JPY" office:value="5427.914280425">
            <text:p>￥5,4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11472341">
            <text:p>2.11472341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50">
            <text:p>￥31,850</text:p>
          </table:table-cell>
          <table:table-cell table:style-name="ce19" table:formula="of:=[.D6]*[.G6]" office:value-type="currency" office:currency="JPY" office:value="108558.2856085">
            <text:p>￥108,5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40842341">
            <text:p>3.40842341</text:p>
          </table:table-cell>
          <table:table-cell table:style-name="ce32" table:formula="of:=[.G6]*[.H$7]" office:value-type="float" office:value="0.1704211705">
            <text:p>0.1704</text:p>
          </table:table-cell>
          <table:table-cell table:style-name="ce35" table:formula="of:=[.H6]*[.D6]" office:value-type="currency" office:currency="JPY" office:value="5427.914280425">
            <text:p>￥5,427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140.8190491923">
            <text:p>￥27,1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100.877694369">
            <text:p>￥110,10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819">
            <text:p>53,81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819">
            <text:p>￥53,81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819">
            <text:p>53819</text:p>
          </table:table-cell>
          <table:table-cell table:style-name="ce28"/>
          <table:table-cell table:style-name="ce34" table:formula="of:=SUM([.I3:.I6])" office:value-type="currency" office:currency="JPY" office:value="5504.794355305">
            <text:p>￥5,50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9699563">
            <text:p>2.0969956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470">
            <text:p>￥32,470</text:p>
          </table:table-cell>
          <table:table-cell table:style-name="ce19" table:formula="of:=[.D6]*[.G6]" office:value-type="currency" office:currency="JPY" office:value="110095.8871061">
            <text:p>￥110,0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9069563">
            <text:p>3.39069563</text:p>
          </table:table-cell>
          <table:table-cell table:style-name="ce32" table:formula="of:=[.G6]*[.H$7]" office:value-type="float" office:value="0.1695347815">
            <text:p>0.1695</text:p>
          </table:table-cell>
          <table:table-cell table:style-name="ce35" table:formula="of:=[.H6]*[.D6]" office:value-type="currency" office:currency="JPY" office:value="5504.794355305">
            <text:p>￥5,504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25.2194235922">
            <text:p>￥27,5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381.538402519">
            <text:p>￥107,38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062">
            <text:p>48,0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062">
            <text:p>￥48,0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062">
            <text:p>48062</text:p>
          </table:table-cell>
          <table:table-cell table:style-name="ce28"/>
          <table:table-cell table:style-name="ce34" table:formula="of:=SUM([.I3:.I6])" office:value-type="currency" office:currency="JPY" office:value="5368.8273907125">
            <text:p>￥5,36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7075395">
            <text:p>2.07075395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915">
            <text:p>￥31,915</text:p>
          </table:table-cell>
          <table:table-cell table:style-name="ce19" table:formula="of:=[.D6]*[.G6]" office:value-type="currency" office:currency="JPY" office:value="107376.54781425">
            <text:p>￥107,37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6445395">
            <text:p>3.36445395</text:p>
          </table:table-cell>
          <table:table-cell table:style-name="ce32" table:formula="of:=[.G6]*[.H$7]" office:value-type="float" office:value="0.1682226975">
            <text:p>0.1682</text:p>
          </table:table-cell>
          <table:table-cell table:style-name="ce35" table:formula="of:=[.H6]*[.D6]" office:value-type="currency" office:currency="JPY" office:value="5368.8273907125">
            <text:p>￥5,368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45.3846006298">
            <text:p>￥26,84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2018/09/03</text:date>, <text:time>20:23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9-03T20:23:43</dc:date>
    <dc:creator>鈴木 豊樹</dc:creator>
    <meta:editing-duration>PT6H27M35S</meta:editing-duration>
    <meta:editing-cycles>71</meta:editing-cycles>
    <meta:generator>OpenOffice/4.1.5$Unix OpenOffice.org_project/415m1$Build-9789</meta:generator>
    <meta:document-statistic meta:table-count="58" meta:cell-count="3894" meta:object-count="0"/>
  </office:meta>
</office:document-meta>
</file>